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3000002E0F32E7438BE92B5B4.png" manifest:media-type="image/png"/>
  <manifest:file-entry manifest:full-path="Pictures/100002010000052F000002D9699A85F5A62B17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6.162cm" svg:height="14.372cm" svg:x="1.016cm" svg:y="4.318cm">
          <draw:image xlink:href="Pictures/100002010000052F000002D9699A85F5A62B17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999cm" svg:height="15.481cm" svg:x="0cm" svg:y="3.315cm">
          <draw:image xlink:href="Pictures/1000020100000533000002E0F32E7438BE92B5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4T03:45:50.534705281</meta:creation-date>
    <meta:editing-duration>PT44M14S</meta:editing-duration>
    <meta:editing-cycles>2</meta:editing-cycles>
    <meta:generator>LibreOffice/6.4.7.2$Linux_X86_64 LibreOffice_project/40$Build-2</meta:generator>
    <dc:title>Alizarin</dc:title>
    <dc:date>2025-03-24T04:40:15.122558627</dc:date>
    <meta:document-statistic meta:object-count="51"/>
  </office:meta>
</office:document-meta>
</file>